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line-height="100%"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line-height="100%" fo:text-align="center" style:justify-single-word="false">
        <style:tab-stops>
          <style:tab-stop style:position="-4.752cm"/>
          <style:tab-stop style:position="3.251cm" style:type="right"/>
          <style:tab-stop style:position="3.501cm"/>
        </style:tab-stops>
      </style:paragraph-properties>
      <style:text-properties style:font-name="Times New Roman" fo:font-size="12pt" style:font-size-asian="12pt" style:font-name-complex="Times New Roman1" style:font-size-complex="12pt"/>
    </style:style>
    <style:style style:name="P4" style:family="paragraph" style:parent-style-name="Standard">
      <style:paragraph-properties fo:line-height="100%"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style:font-name="Times New Roman" fo:font-size="12pt" style:font-size-asian="12pt" style:font-name-complex="Times New Roman1" style:font-size-complex="12pt"/>
    </style:style>
    <style:style style:name="P5" style:family="paragraph" style:parent-style-name="Standard">
      <style:paragraph-properties fo:line-height="100%"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text-align="justify" style:justify-single-word="false">
        <style:tab-stops>
          <style:tab-stop style:position="0.501cm"/>
        </style:tab-stops>
      </style:paragraph-properties>
      <style:text-properties style:font-name="Times New Roman" fo:font-size="12pt" style:font-size-asian="12pt" style:font-name-complex="Times New Roman1" style:font-size-complex="12pt"/>
    </style:style>
    <style:style style:name="P8" style:family="paragraph" style:parent-style-name="Standard">
      <style:paragraph-properties>
        <style:tab-stops>
          <style:tab-stop style:position="0.501cm"/>
        </style:tab-stops>
      </style:paragraph-properties>
      <style:text-properties style:font-name="Times New Roman" fo:font-size="12pt" style:font-size-asian="12pt" style:font-name-complex="Times New Roman1" style:font-size-complex="12pt"/>
    </style:style>
    <style:style style:name="P9" style:family="paragraph" style:parent-style-name="Standard">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paragraph-properties fo:line-height="100%"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text-align="justify" style:justify-single-word="false">
        <style:tab-stops>
          <style:tab-stop style:position="0.501cm"/>
        </style:tab-stops>
      </style:paragraph-properties>
      <style:text-properties style:font-name="Times New Roman" fo:font-size="12pt" fo:font-weight="bold" style:font-size-asian="12pt" style:font-weight-asian="bold" style:font-name-complex="Times New Roman1" style:font-size-complex="12pt"/>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fo:text-align="justify" style:justify-single-word="false">
        <style:tab-stops>
          <style:tab-stop style:position="2.251cm" style:type="center"/>
          <style:tab-stop style:position="8.001cm" style:type="center"/>
          <style:tab-stop style:position="16.002cm"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501cm"/>
        </style:tab-stops>
      </style:paragraph-properties>
    </style:style>
    <style:style style:name="P16" style:family="paragraph" style:parent-style-name="Standard">
      <style:paragraph-properties fo:text-align="justify" style:justify-single-word="false">
        <style:tab-stops>
          <style:tab-stop style:position="-3.752cm"/>
          <style:tab-stop style:position="0.501cm" style:type="right"/>
          <style:tab-stop style:position="6.752cm" style:type="right"/>
          <style:tab-stop style:position="7.001cm"/>
        </style:tab-stops>
      </style:paragraph-properties>
    </style:style>
    <style:style style:name="P17" style:family="paragraph" style:parent-style-name="Standard">
      <style:paragraph-properties fo:text-align="justify" style:justify-single-word="false">
        <style:tab-stops>
          <style:tab-stop style:position="0.501cm" style:type="right"/>
          <style:tab-stop style:position="6.752cm" style:type="right"/>
          <style:tab-stop style:position="7.001cm"/>
        </style:tab-stops>
      </style:paragraph-properties>
    </style:style>
    <style:style style:name="P18" style:family="paragraph" style:parent-style-name="Standard">
      <style:paragraph-properties fo:margin-left="0cm" fo:margin-right="0cm" fo:text-indent="0.609cm" style:auto-text-indent="false"/>
    </style:style>
    <style:style style:name="P19" style:family="paragraph" style:parent-style-name="Standard">
      <style:paragraph-properties fo:margin-left="0cm" fo:margin-right="0cm" fo:text-indent="0.661cm" style:auto-text-indent="false"/>
    </style:style>
    <style:style style:name="P20" style:family="paragraph" style:parent-style-name="Standard">
      <style:paragraph-properties fo:margin-left="0cm" fo:margin-right="0cm" fo:text-indent="0.688cm" style:auto-text-indent="false"/>
    </style:style>
    <style:style style:name="P21" style:family="paragraph" style:parent-style-name="Standard">
      <style:paragraph-properties fo:margin-left="0cm" fo:margin-right="0cm" fo:text-indent="0.741cm" style:auto-text-indent="false"/>
    </style:style>
    <style:style style:name="P22" style:family="paragraph" style:parent-style-name="Standard">
      <style:paragraph-properties fo:margin-left="0cm" fo:margin-right="0cm" fo:text-indent="0.794cm" style:auto-text-indent="false"/>
    </style:style>
    <style:style style:name="P23" style:family="paragraph" style:parent-style-name="Standard">
      <style:paragraph-properties fo:margin-left="0cm" fo:margin-right="0cm" fo:text-indent="0.82cm" style:auto-text-indent="false"/>
    </style:style>
    <style:style style:name="P24" style:family="paragraph" style:parent-style-name="Standard">
      <style:paragraph-properties fo:margin-left="0cm" fo:margin-right="0cm" fo:text-indent="0.847cm" style:auto-text-indent="false"/>
    </style:style>
    <style:style style:name="P25" style:family="paragraph" style:parent-style-name="Heading_20_1">
      <style:paragraph-properties fo:text-align="start" style:justify-single-word="false"/>
    </style:style>
    <style:style style:name="P26" style:family="paragraph" style:parent-style-name="Standard">
      <style:paragraph-properties fo:line-height="100%" fo:text-align="center" style:justify-single-word="false"/>
      <style:text-properties style:font-name="Times New Roman" fo:font-size="12pt" fo:font-weight="bold" style:font-size-asian="12pt" style:font-weight-asian="bold" style:font-name-complex="Times New Roman1" style:font-size-complex="12pt"/>
    </style:style>
    <style:style style:name="P27" style:family="paragraph" style:parent-style-name="Standard">
      <style:paragraph-properties fo:line-height="100%"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style:font-name="Times New Roman" fo:font-size="12pt" fo:font-weight="bold" style:font-size-asian="12pt" style:font-weight-asian="bold" style:font-name-complex="Times New Roman1" style:font-size-complex="12pt"/>
    </style:style>
    <style:style style:name="P28"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29" style:family="paragraph" style:parent-style-name="Standard">
      <style:paragraph-properties fo:text-align="justify" style:justify-single-word="false">
        <style:tab-stops>
          <style:tab-stop style:position="0.501cm"/>
        </style:tab-stops>
      </style:paragraph-properties>
      <style:text-properties style:font-name="Times New Roman" fo:font-size="12pt" fo:font-weight="bold" style:font-size-asian="12pt" style:font-weight-asian="bold" style:font-name-complex="Times New Roman1" style:font-size-complex="12pt"/>
    </style:style>
    <style:style style:name="P30" style:family="paragraph" style:parent-style-name="Standard">
      <style:paragraph-properties fo:line-height="100%" fo:text-align="center" style:justify-single-word="false"/>
      <style:text-properties style:font-name="Times New Roman" fo:font-size="12pt" style:font-size-asian="12pt" style:font-name-complex="Times New Roman1" style:font-size-complex="12pt"/>
    </style:style>
    <style:style style:name="P31" style:family="paragraph" style:parent-style-name="Standard">
      <style:paragraph-properties fo:line-height="100%"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style:font-name="Times New Roman" fo:font-size="12pt" style:font-size-asian="12pt" style:font-name-complex="Times New Roman1" style:font-size-complex="12pt"/>
    </style:style>
    <style:style style:name="P32" style:family="paragraph" style:parent-style-name="Standard">
      <style:paragraph-properties fo:line-height="100%">
        <style:tab-stops>
          <style:tab-stop style:position="-5.752cm" style:type="right"/>
          <style:tab-stop style:position="8.001cm" style:type="center"/>
          <style:tab-stop style:position="16.002cm" style:type="right"/>
        </style:tab-stops>
      </style:paragraph-properties>
      <style:text-properties style:font-name="Times New Roman" fo:font-size="12pt" style:font-size-asian="12pt" style:font-name-complex="Times New Roman1" style:font-size-complex="12pt"/>
    </style:style>
    <style:style style:name="P33" style:family="paragraph" style:parent-style-name="Standard">
      <style:paragraph-properties fo:text-align="justify" style:justify-single-word="false">
        <style:tab-stops>
          <style:tab-stop style:position="0.501cm"/>
        </style:tab-stops>
      </style:paragraph-properties>
      <style:text-properties style:font-name="Times New Roman" fo:font-size="12pt" style:font-size-asian="12pt" style:font-name-complex="Times New Roman1" style:font-size-complex="12pt"/>
    </style:style>
    <style:style style:name="P34" style:family="paragraph" style:parent-style-name="Standard">
      <style:paragraph-properties fo:text-align="justify" style:justify-single-word="false">
        <style:tab-stops>
          <style:tab-stop style:position="-2.752cm" style:type="right"/>
          <style:tab-stop style:position="0.501cm"/>
        </style:tab-stops>
      </style:paragraph-properties>
      <style:text-properties style:font-name="Times New Roman" fo:font-size="12pt" style:font-size-asian="12pt" style:font-name-complex="Times New Roman1" style:font-size-complex="12pt"/>
    </style:style>
    <style:style style:name="P35" style:family="paragraph" style:parent-style-name="Standard">
      <style:text-properties fo:language="cs" fo:country="CZ"/>
    </style:style>
    <style:style style:name="P36" style:family="paragraph" style:parent-style-name="Standard">
      <style:paragraph-properties fo:text-align="justify" style:justify-single-word="false"/>
    </style:style>
    <style:style style:name="P37" style:family="paragraph" style:parent-style-name="Standard">
      <style:paragraph-properties fo:margin-left="0cm" fo:margin-right="0cm" fo:text-indent="0.609cm" style:auto-text-indent="false"/>
      <style:text-properties fo:language="cs" fo:country="CZ"/>
    </style:style>
    <style:style style:name="P38" style:family="paragraph" style:parent-style-name="Standard">
      <style:paragraph-properties fo:margin-left="0cm" fo:margin-right="0cm" fo:text-indent="0.688cm" style:auto-text-indent="false"/>
      <style:text-properties fo:language="cs" fo:country="CZ"/>
    </style:style>
    <style:style style:name="P39" style:family="paragraph" style:parent-style-name="Standard">
      <style:paragraph-properties fo:margin-left="0cm" fo:margin-right="0cm" fo:text-indent="0.847cm" style:auto-text-indent="false"/>
    </style:style>
    <style:style style:name="P40" style:family="paragraph" style:parent-style-name="Standard">
      <style:paragraph-properties fo:margin-left="0cm" fo:margin-right="0cm" fo:text-align="justify" style:justify-single-word="false" fo:text-indent="0.926cm" style:auto-text-indent="false">
        <style:tab-stops>
          <style:tab-stop style:position="0.501cm"/>
        </style:tab-stops>
      </style:paragraph-properties>
      <style:text-properties style:font-name="Times New Roman" fo:font-size="12pt" fo:font-weight="bold" style:font-size-asian="12pt" style:font-weight-asian="bold" style:font-name-complex="Times New Roman1" style:font-size-complex="12pt"/>
    </style:style>
    <style:style style:name="P41" style:family="paragraph" style:parent-style-name="Standard">
      <style:paragraph-properties fo:text-align="justify" style:justify-single-word="false" fo:break-before="page"/>
    </style:style>
    <style:style style:name="P42" style:family="paragraph" style:parent-style-name="Heading_20_1" style:list-style-name="WWNum2"/>
    <style:style style:name="P43" style:family="paragraph" style:parent-style-name="Heading_20_1" style:list-style-name="WWNum2">
      <style:text-properties fo:font-size="16pt" style:font-size-asian="16pt" style:font-size-complex="16pt"/>
    </style:style>
    <style:style style:name="P44" style:family="paragraph" style:parent-style-name="Heading_20_1" style:list-style-name="WWNum2" style:master-page-name="First_20_Page">
      <style:paragraph-properties fo:line-height="100%" style:page-number="auto">
        <style:tab-stops>
          <style:tab-stop style:position="-4.752cm"/>
          <style:tab-stop style:position="3.251cm" style:type="right"/>
          <style:tab-stop style:position="3.501cm"/>
        </style:tab-stops>
      </style:paragraph-properties>
      <style:text-properties fo:font-size="16pt" style:font-size-asian="16pt" style:font-size-complex="16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cs" fo:country="CZ"/>
    </style:style>
    <style:style style:name="T10" style:family="text">
      <style:text-properties fo:language="cs" fo:country="CZ" fo:font-style="italic" style:font-style-asian="italic" style:font-style-complex="italic"/>
    </style:style>
    <style:style style:name="T11" style:family="text">
      <style:text-properties fo:language="cs" fo:country="CZ"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3" fo:column-gap="1.249cm">
          <style:column style:rel-width="21845*" fo:start-indent="0cm" fo:end-indent="0.624cm"/>
          <style:column style:rel-width="21845*" fo:start-indent="0.624cm" fo:end-indent="0.624cm"/>
          <style:column style:rel-width="21845*" fo:start-indent="0.624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850800" text:style-name="WWNum2">
        <text:list-item>
          <text:h text:style-name="P44" text:outline-level="1">Informace o týmu</text:h>
        </text:list-item>
      </text:list>
      <text:p text:style-name="P3"/>
      <text:p text:style-name="Footer"/>
      <text:section text:style-name="Sect1" text:name="TextSection">
        <text:p text:style-name="P10"/>
        <text:p text:style-name="P10">Vedoucí týmu:</text:p>
        <text:p text:style-name="P4">Tomáš Rajca</text:p>
        <text:p text:style-name="P10">Další členové:</text:p>
        <text:p text:style-name="P4">David Buchta</text:p>
        <text:p text:style-name="P4">Oto Pokorný</text:p>
        <text:p text:style-name="P4">Matěj Radvanský</text:p>
        <text:p text:style-name="P4">Boleslav Šídlo</text:p>
        <text:p text:style-name="P4"/>
        <text:p text:style-name="P10"/>
        <text:p text:style-name="P10">login</text:p>
        <text:p text:style-name="P4">xrajca00</text:p>
        <text:p text:style-name="P4"/>
        <text:p text:style-name="P4">xbucht18</text:p>
        <text:p text:style-name="P4">xpokor57</text:p>
        <text:p text:style-name="P4">xradva00</text:p>
        <text:p text:style-name="P4">xsidlo02</text:p>
        <text:p text:style-name="P5"/>
        <text:p text:style-name="P2"/>
        <text:p text:style-name="P26">přiděleno bodů</text:p>
        <text:p text:style-name="P12"><text:span text:style-name="T2">0 </text:span><text:span text:style-name="T3">%</text:span></text:p>
        <text:p text:style-name="P2"/>
        <text:p text:style-name="P2">0 %</text:p>
        <text:p text:style-name="P2">0 %</text:p>
        <text:p text:style-name="P2">0 %</text:p>
        <text:p text:style-name="P2">0 %</text:p>
      </text:section>
      <text:section text:style-name="Sect2" text:name="Sekce1">
        <text:p text:style-name="P13"><text:span text:style-name="T1"><text:tab/>Varianta zadání:<text:tab/></text:span><text:span text:style-name="T2">Tým 11, varianta b/2/I </text:span></text:p>
        <text:p text:style-name="P13"><text:span text:style-name="T2"><text:tab/></text:span><text:span text:style-name="T1">Datum zadání:<text:tab/></text:span><text:span text:style-name="T2">17.9.2012</text:span></text:p>
        <text:p text:style-name="P13"><text:span text:style-name="T1"><text:tab/>Datum odevzdání:<text:tab/></text:span><text:span text:style-name="T2">9.12.2012</text:span></text:p>
        <text:p text:style-name="P32"><text:tab/></text:p>
        <text:p text:style-name="Standard"/>
      </text:section>
      <text:section text:style-name="Sect2" text:name="Sekce2">
        <text:list xml:id="list2110546017" text:continue-numbering="true" text:style-name="WWNum2">
          <text:list-item>
            <text:h text:style-name="P43" text:outline-level="1">Základní informace o projektu</text:h>
          </text:list-item>
        </text:list>
        <text:p text:style-name="P8"/>
        <text:p text:style-name="P7"><text:tab/>Cílem tohoto projektu bylo napsat překladač z programovacího jazyka IFJ12, jenž je zjednodušenou verzí programovacího jazyka Falcon, do jazyka C. Při tomto projektu jsme se měli naučit skupinové práci a prokázat porozumění látce probírané v předmětech IFJ a IAL a následně tyto poznatky využít v praxi při vývoji vlastního překladače.</text:p>
        <text:p text:style-name="P7"/>
        <text:list xml:id="list1198769710" text:continue-numbering="true" text:style-name="WWNum2">
          <text:list-item>
            <text:h text:style-name="P42" text:outline-level="1">Organizace práce a rozdělení úkolů</text:h>
          </text:list-item>
        </text:list>
        <text:p text:style-name="Standard"/>
        <text:p text:style-name="P34"><text:tab/>Pro vzájemnou domluvu jsme kromě osobních setkání používali různé internetové komunikační nástroje, přičemž nejdůležitějším z nich server pro sdílení zdrojových kódů github.com, který nám značně usnadnil výměnu informací.</text:p>
        <text:h text:style-name="P25" text:outline-level="1"/>
        <text:list xml:id="list710441178" text:continue-numbering="true" text:style-name="WWNum2">
          <text:list-item>
            <text:h text:style-name="P42" text:outline-level="1">Průběh vývoje programu</text:h>
          </text:list-item>
        </text:list>
        <text:p text:style-name="P1"/>
        <text:p text:style-name="P7"><text:tab/>Stejně jako u kteréhokoliv jiného softwaru bylo i zde nutné začít analýzou celého problému a jasnou definicí výchozí situace. Jelikož byly veškeré požadavky a vstupní podmínky přesně vymezeny v zadání projektu, nebylo potřeba tuto část nějak zpracovávat, ta prostě byla daná.</text:p>
        <text:p text:style-name="P7"><text:tab/>Při následné dekompozice celého problému jsme se řídili postupem uvedeným na přednáškách IFJ. Tedy vzcházeli jsme z toho, že překladač se skládá z lexikálního analyzátoru, syntaktického analyzátoru, sémantického analyzátoru, generátoru vnitřního kódu, optimalizátoru a generátoru vnitřního kódu.</text:p>
        <text:p text:style-name="P15"><text:span text:style-name="T2"><text:tab/>Rozhodli jsme se, že na začátku budeme paralelně pracovat po skupinách na lexikálním syntaktickém analyzátoru. Poté co tyto dva základní bloky celého projektu téměř hotové, jsme přistoupili k tvorbě dalších částí, opět paralelně-sémantického analyzátoru a generátorů </text:span><text:soft-page-break/><text:span text:style-name="T2">vnitřního a cílového kódu. Tyto nové komponenty byly vyvíjeny, zatímco probíhaly dokončovací práce dvou prvotních. </text:span></text:p>
        <text:p text:style-name="P7"><text:tab/>V průběhu celého projektu, jsme několikrát zjistili, že některé naše prvotní plány a programové konstrukce nevedou, k takovému řešení problému, jaký bychom si představovali, tudíž jsme se museli ve vývoji vracet a zpětně předělávat některé části. Prakticky jsme tedy aplikovali vodopádový model vývoje softwaru. Konkrétní problémy, na které jsme narazili jsou popsány dále.</text:p>
        <text:p text:style-name="P7"><text:tab/>Co se týče přiřazení lidí k jednotlivým sekcím, má se to následovně:</text:p>
        <text:p text:style-name="P7"/>
        <text:p text:style-name="P16"><text:span text:style-name="T1"><text:tab/><text:tab/>Lexikální analýza <text:tab/></text:span><text:span text:style-name="T2">David Buchta, Boleslav Šídlo</text:span></text:p>
        <text:p text:style-name="P17"><text:span text:style-name="T2"><text:tab/><text:tab/></text:span><text:span text:style-name="T1">Syntaktická a sémantická analýza<text:tab/></text:span><text:span text:style-name="T2">Oto Pokorný, Matěj Radvanský, Tomáš Rajca</text:span></text:p>
        <text:p text:style-name="P17"><text:span text:style-name="T2"><text:tab/><text:tab/></text:span><text:span text:style-name="T1">Generátor vnitřního kódu<text:tab/></text:span><text:span text:style-name="T2">Tomáš Rajca</text:span></text:p>
        <text:p text:style-name="P17"><text:span text:style-name="T2"><text:tab/><text:tab/></text:span><text:span text:style-name="T1">Generátor cílového kódu<text:tab/></text:span><text:span text:style-name="T2">Oto Pokorný</text:span></text:p>
        <text:p text:style-name="P17"><text:span text:style-name="T2"><text:tab/><text:tab/></text:span><text:span text:style-name="T1">Testování<text:tab/></text:span><text:span text:style-name="T2">Oto Pokorný, Boleslav Šídlo</text:span></text:p>
        <text:p text:style-name="P7"/>
        <text:p text:style-name="P7"/>
        <text:p text:style-name="P7"/>
        <text:list xml:id="list1716428413" text:continue-numbering="true" text:style-name="WWNum2">
          <text:list-item>
            <text:h text:style-name="P42" text:outline-level="1">Realizace a problémy jednotlivých částí překladače</text:h>
          </text:list-item>
        </text:list>
        <text:p text:style-name="P9"/>
        <text:p text:style-name="P28">Lexikální analyzátor</text:p>
        <text:p text:style-name="P7"><text:tab/>Lexikálního analyzátor měl tu výhodu, že bylo naprosto jasné, co bude na vstupu-posloupnost znaků vstupní abecedy. Co už bylo méně zřejmé, jak co nejlépe a nejefektivněji stanovit výstup, tedy posloupnost tokenů. Narazili jsme na několik problémů.</text:p>
        <text:p text:style-name="P7"><text:s/><text:tab/>Nejdříve jak samotnou strukturu T_Token_struct definovat, abychom pokryli všechny možnosti, ale zároveň zbytečně neplýtvali pamětí. Bylo rozhodnuto, že struktura se bude předávat odkazem a dále, že pokud se bude jednat o token, jemuž kromě typu přísluší i hodnota (číselný, nebo řetězcový literál) bude se tato hodnota zapisovat na pozici určenou void*value ukazatelem. Ten se pochopitelně musí příslušně přetypovat.</text:p>
        <text:p text:style-name="P7"><text:tab/>Dalším problémem byla situace, kdy scanner poslal token, ovšem při jeho zpracování načetl znak navíc, který už do daného tokenu nepatřil, tedy v následujícím tokenu mohl chybět. V tomto případě bylo řešení jednoduché. Prostě jsme do struktury token přidali proměnou char previous společně s indikátorem int state, který informoval, jestli byl načten znak navíc.</text:p>
        <text:p text:style-name="P7"><text:tab/>Jinak co se týče samotného typu tokenu, tak je uložena v proměnné int <text:s/>type, jež nabývá jedné z hodnot tabulky terminálů</text:p>
        <text:p text:style-name="P7"/>
        <text:p text:style-name="P28">Syntaktický analyzátor</text:p>
        <text:p text:style-name="P18">Syntaktický <text:span text:style-name="T9">analyzátor(SA</text:span><text:span text:style-name="T5">) vyu</text:span><text:span text:style-name="T9">žívá lexikální analyzátor k tomu, aby mohl postupně <text:s/>načítat strukturu programu a vyhodnocovat její syntaxi, dostává od něj na požádání tokeny pomocí funkce </text:span><text:span text:style-name="T10">getNextToken</text:span><text:span text:style-name="T6">()</text:span><text:span text:style-name="T5">.</text:span></text:p>
        <text:p text:style-name="P37">Abychom vůbec mohli začít s implementací, bylo nutné přepsat slovní zadání do formy, se kterou se lépe pracuje – pravidla gramatiky. Z těchto pravidel jsme pak sestrojili LL tabulku, která posloužila jako základ pro vytvoření rekurzivního sestupu. Samotný návrh pravidel a LL tabulky ale probíhal v několika fázích, kdy bylo nutné je předělat.</text:p>
        <text:p text:style-name="P19"><text:span text:style-name="T9">Rekurzivní sestup je postup, jak má SA postupovat pro různé kombinace tokenů, tedy jak se má zachovat pro konkrétní situace, kam má postoupit dále. Je vytvořen podle LL tabulky, platí zde tedy determinismus a proto je jasné, kam se má kdy sestoupit. Pokud přijde token, který nemá podle definovaných pravidel gramatiky přijít, jedná se o syntaktickou chybu - SA </text:span><text:soft-page-break/><text:span text:style-name="T9">vždy ví, jak se má zachovat. Každý neterminál je realizován svou vlastní funkcí, kde je popsán postup, co dělat při terminálu, který je na vstupu.</text:span></text:p>
        <text:p text:style-name="P20"><text:span text:style-name="T9">Tento přístup se ale nedá reálně použít u vyhodnocování výrazů, protože priorita operátorů dokáže pořadím načtených tokenů dost zamíchat, proto je potřeba zvolit jiný přístup-precedenční syntaktickou analýzu. Vždy, když je potřeba vyhodnotit výraz, volá se funkce </text:span><text:span text:style-name="T6">expr</text:span><text:span text:style-name="T10">()</text:span><text:span text:style-name="T5">.</text:span><text:span text:style-name="T9"> K tomu využíváme zásobníky, kdy si načtený výraz postupně převádíme z infixové notace na postfixovou notaci. Zároveň je brána v úvahu i priorita operátorů. Postfixový výraz už pak lze snadno vyhodnotit a pokračovat dále. </text:span></text:p>
        <text:p text:style-name="P38">Vzhledem k tomu, že sémantický analyzátor provádí kontrolu v rámci SA, výstupem SA je abstraktní syntaktický strom ve formě kombinace lineárního seznamu a binárního stromu. <text:s/>S tímto stromem dále pracuje generátor vnitřního kódu.</text:p>
        <text:p text:style-name="P38">Dolaďování podmínek a detailů uvnitř SA nám zabralo asi nejvíce času i díky tomu, že vyhodnocování výrazů nebylo zprvu tak jasné jak se zdá teď a skončilo spoustou neúspěšných pokusů.</text:p>
        <text:p text:style-name="P35"/>
        <text:p text:style-name="P28">Sémantický analyzátor</text:p>
        <text:p text:style-name="P21">Sémantický analyzátor je v tomto případě zahrnut uvnitř syntaktického analyzátoru. Ke kontrole sémantiky využívá tabulku symbolů, kam vždy při definici nového symbolu(tedy názvu proměnné nebo funkce) uloží záznam, že tento symbol existuje pomocí funkce <text:span text:style-name="T7">Tree_insert_new()</text:span>. A při každém výskytu daného symbolu(volání funkce nebo použití proměnné ve výrazu) pomocí funkce <text:span text:style-name="T7">Tree_Find_node</text:span> zkontroluje tabulku symbolů a pokud nenajde tento symbol, jedná se o sémantickou chybu.</text:p>
        <text:p text:style-name="P22">Tabulka symbolů je implementována ve formě binárního stromu, a je rozdělena na dvě části – globální <text:span text:style-name="T7">gts</text:span> a lokální <text:span text:style-name="T7">lts</text:span>. Do globální části se ukládají záznamy o funkcích, zatímco do lokální části záznamy o jejich proměnných(ale ne hodnoty).</text:p>
        <text:p text:style-name="P23">Dále vyhodnocuje, zda uvnitř výrazu jsou nějaké nekoretní operace nad literály – pokud se ve výrazu vyskytuje proměnná, nelze to vyhodnotit, ale v případě, že jsou zde jen literály, dá se hned na základě pravidel pro každou operaci zjistit, jestli se provádí korektní operace.</text:p>
        <text:p text:style-name="P6"/>
        <text:p text:style-name="P28">Generátor vnitřního kódu</text:p>
        <text:p text:style-name="P24">Jeho úkolem je zajistit, aby existovala sekvence příkazů pro generátor cílového k<text:span text:style-name="T9">ódu. Zvolili jsme přístup pomocí tří-adresného kódu. Je nutné vytvářet pomocné označení každé operace, aby bylo možné provádět skoky.</text:span></text:p>
        <text:p text:style-name="P24"><text:span text:style-name="T9">Prochází abstraktní syntaktický strom pomocí funkce </text:span><text:span text:style-name="T10">inorder()</text:span><text:span text:style-name="T9"> a generuje instrukce. Konkrétně existuje pole typu </text:span><text:span text:style-name="T10">TAC</text:span><text:span text:style-name="T11">, kam se do každého prvku pole ukládají operandy a operátor, adresa kam se má uložit je generována unikátně. Toto pole slouží jako páska, kterou projíždí generátor cílového kódu.</text:span></text:p>
        <text:p text:style-name="P24"><text:span text:style-name="T11">Každá instrukce je tvořena maximálně jedním operátorem a dvěma operandy, pracujeme tedy s jednoduchou instrukční sadou pro operace(všechny operace jsou binární).</text:span></text:p>
        <text:p text:style-name="P6"/>
        <text:p text:style-name="P11">Generátor cílového kódu</text:p>
        <text:p text:style-name="P40"><text:span text:style-name="T12">Projíždí pole </text:span><text:span text:style-name="T8">TAC, </text:span><text:span text:style-name="T13">kde je uložen seznam instrukcí a podle něj generuje finální zpracování programu. Dochází zde k vyhodnocování vestavěných funkcí a vyčíslování proměnných a funkcí. Vyhodnocují se chyby interpretu, tedy chyby které nebylo možné dříve zjistit(než byly vyčísleny promenné). V podstatě dochází k porovnávání typů u každé instrukce.</text:span></text:p>
        <text:p text:style-name="P40"><text:span text:style-name="T13">Vzhledem k tomu, že jsme se k řešení této části dostali až jako k úplně poslední, museli jsme řešit problémy s časem a také došlo k zanesení množství chyb.</text:span></text:p>
        <text:p text:style-name="P11"/>
        <text:p text:style-name="P28">Testování</text:p>
        <text:p text:style-name="P7"><text:soft-page-break/><text:tab/>K závěru celé práce bylo třeba začít s náležitým testováním celého programu. K tomuto účelu jsme si vytvořili zhruba 200 testovacích zdrojových kódu pro různé typy chyb. Abychom nemuseli všechny ručně spouštět jeden program po druhém <text:s/>a následně zjišťovat zdali se náš překladač chová korektně, vytvořili jsme si v bashi skript, který většinu rutinní kontroly obstaral za nás. Testy ale bylo nutné navrhovat ručně, proto jsme ani zdaleka nebyli schopni pokrýt testování dostatečně(také kvůli špatnému rozvrhnutí času).</text:p>
        <text:list xml:id="list1311427698" text:continue-numbering="true" text:style-name="WWNum2">
          <text:list-item>
            <text:h text:style-name="P42" text:outline-level="1">Závěr</text:h>
          </text:list-item>
        </text:list>
        <text:p text:style-name="P7"><text:tab/></text:p>
        <text:p text:style-name="P7"><text:tab/>Celkově projekt hodnotíme jako úspěšný. Podařilo se nám základním způsobem porozumět problematice překladačů, rozebrat a následně vyřešit problémy, na které jsme narazili a najít efektivní způsob kolektivní práce. Což následně vedlo k dokončení funkčního kompilátoru.</text:p>
        <text:p text:style-name="P7"><text:tab/>Nedostatky a možnost případného rozvoje, bychom viděli v efektivitě celého návrhu a implementace. Toto lze zajisté přičíst na vrub naší naprosté nezkušenosti na začátku tohoto projektu, malému množství přiděleného času a nutnosti plnit jiné povinnosti v rámci studia.</text:p>
        <text:list xml:id="list1801163884" text:continue-numbering="true" text:style-name="WWNum2">
          <text:list-item>
            <text:h text:style-name="P42" text:outline-level="1">Použité zdroje</text:h>
          </text:list-item>
        </text:list>
        <text:p text:style-name="P1"/>
        <text:p text:style-name="P14"><text:span text:style-name="T2">MEDUNA,A,LUKÁŠ,R.</text:span><text:span text:style-name="T4">Formální jazyky a překladače:Studijní opora.</text:span><text:span text:style-name="T2">Verze 1.2006+revize 2012. Brno</text:span></text:p>
        <text:p text:style-name="P14"><text:span text:style-name="T2">HONZÍK,J,M.</text:span><text:span text:style-name="T4">Algoritmy:Studijní opora.</text:span><text:span text:style-name="T2">Verze 12-L. Brno</text:span></text:p>
        <text:p text:style-name="P14"/>
        <text:p text:style-name="P41"/>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text-align="center" style:justify-single-word="false" fo:keep-together="always" fo:keep-with-next="always"/>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Nadpis_20_1_20_Char" style:display-name="Nadpis 1 Char" style:family="text" style:parent-style-name="Default_20_Paragraph_20_Font">
      <style:text-properties style:font-name="Cambria" fo:font-size="14pt" fo:font-weight="bold" style:font-size-asian="14pt" style:font-weight-asian="bold" style:font-size-complex="14pt" style:font-weight-complex="bold"/>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kumentace k vývoji překladače</dc:title>
    <dc:subject>Skupinový projekt do předmětů IFJ a IAL</dc:subject>
    <meta:initial-creator>Vypracoval Boleslav Šídlo</meta:initial-creator>
    <meta:editing-cycles>4</meta:editing-cycles>
    <meta:creation-date>2012-12-08T19:21:00</meta:creation-date>
    <dc:date>2012-12-09T22:01:05</dc:date>
    <meta:editing-duration>PT58M29S</meta:editing-duration>
    <meta:generator>LibreOffice/3.4$Linux LibreOffice_project/340m1$Build-402</meta:generator>
    <meta:document-statistic meta:table-count="0" meta:image-count="0" meta:object-count="0" meta:page-count="5" meta:paragraph-count="72" meta:word-count="1336" meta:character-count="9213" meta:non-whitespace-character-count="79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